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 table:null-year="1950"/>
      <table:content-validations>
        <table:content-validation table:name="val1" table:condition="of:cell-content-is-whole-number() and cell-content()=0" table:allow-empty-cell="true" table:base-cell-address="Sheet1.A12">
          <table:help-message table:title="Hint" table:display="true">
            <text:p>Do not use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etter</text:p>
          </table:table-cell>
          <table:table-cell table:formula="of:=SUM([.B4:.B1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table:content-validation-name="val1"/>
          <table:table-cell table:content-validation-name="val1"/>
        </table:table-row>
        <table:table-row table:style-name="ro1">
          <table:table-cell office:value-type="string" calcext:value-type="string">
            <text:p>letter</text:p>
          </table:table-cell>
          <table:table-cell table:formula="of:=SUM([.B14:.B20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lower" table:target-range-address="Sheet1.A13:Sheet1.B20" table:display-filter-buttons="true" table:on-update-keep-styles="true" table:on-update-keep-size="false"/>
        <table:database-range table:name="upper" table:target-range-address="Sheet1.A3:Sheet1.B11" table:display-filter-buttons="true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23:51:38.71672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buildlo7/26.8.0.0.alpha0$Windows_X86_64 LibreOffice_project/0bdcfc290066b31dc1cb3ccdced0236d71375c39</meta:generator>
    <meta:document-statistic meta:table-count="1" meta:object-count="0" meta:cell-count="26"/>
  </office:meta>
</office:document-meta>
</file>